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break-before="page"/>
      <style:text-properties style:font-name="Helvetica"/>
    </style:style>
    <style:style style:name="P3" style:family="paragraph" style:parent-style-name="Horizontal_20_Line">
      <style:text-properties style:font-name="Helvetica"/>
    </style:style>
    <style:style style:name="P4" style:family="paragraph" style:parent-style-name="Standard">
      <style:text-properties style:font-name="Helvetica"/>
    </style:style>
    <style:style style:name="P5" style:family="paragraph" style:parent-style-name="Standard" style:list-style-name="L1">
      <style:text-properties style:font-name="Helvetica"/>
    </style:style>
    <style:style style:name="P6" style:family="paragraph" style:parent-style-name="Standard" style:list-style-name="L3">
      <style:text-properties style:font-name="Helvetica"/>
    </style:style>
    <style:style style:name="P7" style:family="paragraph" style:parent-style-name="Standard" style:list-style-name="L4">
      <style:text-properties style:font-name="Helvetica"/>
    </style:style>
    <style:style style:name="P8" style:family="paragraph" style:parent-style-name="Standard" style:list-style-name="L5">
      <style:text-properties style:font-name="Helvetica"/>
    </style:style>
    <style:style style:name="P9" style:family="paragraph" style:parent-style-name="Standard" style:list-style-name="L6">
      <style:text-properties style:font-name="Helvetica"/>
    </style:style>
    <style:style style:name="P10" style:family="paragraph" style:parent-style-name="Standard" style:list-style-name="L7">
      <style:text-properties style:font-name="Helvetica"/>
    </style:style>
    <style:style style:name="P11" style:family="paragraph" style:parent-style-name="Standard" style:list-style-name="L8">
      <style:text-properties style:font-name="Helvetica"/>
    </style:style>
    <style:style style:name="P12" style:family="paragraph" style:parent-style-name="Standard" style:list-style-name="L9">
      <style:text-properties style:font-name="Helvetica"/>
    </style:style>
    <style:style style:name="P13" style:family="paragraph" style:parent-style-name="Standard" style:list-style-name="L10">
      <style:text-properties style:font-name="Helvetica"/>
    </style:style>
    <style:style style:name="P14" style:family="paragraph" style:parent-style-name="Standard" style:list-style-name="L11">
      <style:text-properties style:font-name="Helvetica"/>
    </style:style>
    <style:style style:name="P15" style:family="paragraph" style:parent-style-name="Standard" style:list-style-name="L12">
      <style:text-properties style:font-name="Helvetica"/>
    </style:style>
    <style:style style:name="P16" style:family="paragraph" style:parent-style-name="Standard" style:list-style-name="L13">
      <style:text-properties style:font-name="Helvetica"/>
    </style:style>
    <style:style style:name="P17" style:family="paragraph" style:parent-style-name="Standard" style:list-style-name="L14">
      <style:text-properties style:font-name="Helvetica"/>
    </style:style>
    <style:style style:name="P18" style:family="paragraph" style:parent-style-name="Standard" style:list-style-name="L15">
      <style:text-properties style:font-name="Helvetica"/>
    </style:style>
    <style:style style:name="P19" style:family="paragraph" style:parent-style-name="Standard" style:list-style-name="L16">
      <style:text-properties style:font-name="Helvetica"/>
    </style:style>
    <style:style style:name="P20" style:family="paragraph" style:parent-style-name="Standard" style:list-style-name="L17">
      <style:text-properties style:font-name="Helvetica"/>
    </style:style>
    <style:style style:name="P21" style:family="paragraph" style:parent-style-name="Standard" style:list-style-name="L18">
      <style:text-properties style:font-name="Helvetica"/>
    </style:style>
    <style:style style:name="P22" style:family="paragraph" style:parent-style-name="Standard" style:list-style-name="L19">
      <style:text-properties style:font-name="Helvetica"/>
    </style:style>
    <style:style style:name="P23" style:family="paragraph" style:parent-style-name="Standard" style:list-style-name="L20">
      <style:text-properties style:font-name="Helvetica"/>
    </style:style>
    <style:style style:name="P24" style:family="paragraph" style:parent-style-name="Standard" style:list-style-name="L21">
      <style:text-properties style:font-name="Helvetica"/>
    </style:style>
    <style:style style:name="P25" style:family="paragraph" style:parent-style-name="Standard" style:list-style-name="L22">
      <style:text-properties style:font-name="Helvetica"/>
    </style:style>
    <style:style style:name="P26" style:family="paragraph" style:parent-style-name="Standard" style:list-style-name="L23">
      <style:text-properties style:font-name="Helvetica"/>
    </style:style>
    <style:style style:name="P27" style:family="paragraph" style:parent-style-name="Standard" style:list-style-name="L24">
      <style:text-properties style:font-name="Helvetica"/>
    </style:style>
    <style:style style:name="P28" style:family="paragraph" style:parent-style-name="Standard" style:list-style-name="L25">
      <style:text-properties style:font-name="Helvetica"/>
    </style:style>
    <style:style style:name="P29" style:family="paragraph" style:parent-style-name="Standard" style:list-style-name="L26">
      <style:text-properties style:font-name="Helvetica"/>
    </style:style>
    <style:style style:name="P30" style:family="paragraph" style:parent-style-name="Standard" style:list-style-name="L27">
      <style:text-properties style:font-name="Helvetica"/>
    </style:style>
    <style:style style:name="P31" style:family="paragraph" style:parent-style-name="Standard" style:list-style-name="L28">
      <style:text-properties style:font-name="Helvetica"/>
    </style:style>
    <style:style style:name="P32" style:family="paragraph" style:parent-style-name="Standard" style:list-style-name="L29">
      <style:text-properties style:font-name="Helvetica"/>
    </style:style>
    <style:style style:name="P33" style:family="paragraph" style:parent-style-name="Standard" style:list-style-name="L30">
      <style:text-properties style:font-name="Helvetica"/>
    </style:style>
    <style:style style:name="P34" style:family="paragraph" style:parent-style-name="Standard" style:list-style-name="L31">
      <style:text-properties style:font-name="Helvetica"/>
    </style:style>
    <style:style style:name="P35" style:family="paragraph" style:parent-style-name="Standard" style:list-style-name="L32">
      <style:text-properties style:font-name="Helvetica"/>
    </style:style>
    <style:style style:name="P36" style:family="paragraph" style:parent-style-name="Standard" style:list-style-name="L33">
      <style:text-properties style:font-name="Helvetica"/>
    </style:style>
    <style:style style:name="P37" style:family="paragraph" style:parent-style-name="Standard" style:list-style-name="L34">
      <style:text-properties style:font-name="Helvetica"/>
    </style:style>
    <style:style style:name="P38" style:family="paragraph" style:parent-style-name="Standard" style:list-style-name="L35">
      <style:text-properties style:font-name="Helvetica"/>
    </style:style>
    <style:style style:name="P39" style:family="paragraph" style:parent-style-name="Standard" style:list-style-name="L36">
      <style:text-properties style:font-name="Helvetica"/>
    </style:style>
    <style:style style:name="P40" style:family="paragraph" style:parent-style-name="Standard" style:list-style-name="L37">
      <style:text-properties style:font-name="Helvetica"/>
    </style:style>
    <style:style style:name="P41" style:family="paragraph" style:parent-style-name="Standard" style:list-style-name="L38">
      <style:text-properties style:font-name="Helvetica"/>
    </style:style>
    <style:style style:name="P42" style:family="paragraph" style:parent-style-name="Standard" style:list-style-name="L39">
      <style:text-properties style:font-name="Helvetica"/>
    </style:style>
    <style:style style:name="P43" style:family="paragraph" style:parent-style-name="Standard" style:list-style-name="L40">
      <style:text-properties style:font-name="Helvetica"/>
    </style:style>
    <style:style style:name="P44" style:family="paragraph" style:parent-style-name="Standard">
      <style:paragraph-properties fo:break-before="page"/>
      <style:text-properties style:font-name="Helvetic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­Adventure game with possibility of combat?</text:p>
      <text:p text:style-name="P1"/>
      <text:p text:style-name="P1">super hero -</text:p>
      <text:list xml:id="list4943656005208428539" text:style-name="L1">
        <text:list-item>
          <text:list>
            <text:list-item>
              <text:p text:style-name="P5">time travel</text:p>
            </text:list-item>
            <text:list-item>
              <text:p text:style-name="P5">force blasts</text:p>
            </text:list-item>
            <text:list-item>
              <text:p text:style-name="P5">shield</text:p>
            </text:list-item>
          </text:list>
        </text:list-item>
      </text:list>
      <text:p text:style-name="P1">A little over powered but combat may cause other things to happen. Or countdown of stuff to happen. Combat can be good or bad.</text:p>
      <text:p text:style-name="P1"/>
      <text:p text:style-name="P1">Your purpose is to help other heroes. As the sidekick / helper / Wizard.</text:p>
      <text:p text:style-name="P1"/>
      <text:p text:style-name="P1">It's more about levelling up the other heroes.</text:p>
      <text:p text:style-name="P1">Can pull other heroes into combat to help you.</text:p>
      <text:p text:style-name="P1"/>
      <text:p text:style-name="P1"/>
      <text:p text:style-name="P1">Combat</text:p>
      <text:p text:style-name="P1"/>
      <text:p text:style-name="P1">AP – attack points</text:p>
      <text:p text:style-name="P1"/>
      <text:p text:style-name="P1">Hide nature of powers with illusion gun. <text:s/>(Miss chance)</text:p>
      <text:list xml:id="list6669903301357518647" text:style-name="L30">
        <text:list-item>
          <text:p text:style-name="P33">solid shot – high dmg, change to knockdown?, -AP</text:p>
        </text:list-item>
        <text:list-item>
          <text:p text:style-name="P33">pierce shot – high AR, hit multiple enemies in line</text:p>
        </text:list-item>
        <text:list-item>
          <text:p text:style-name="P33">disable shot – low dmg, high -AP, ignores shield</text:p>
        </text:list-item>
        <text:list-item>
          <text:p text:style-name="P33">//spread shot – reduced critical</text:p>
        </text:list-item>
        <text:list-item>
          <text:p text:style-name="P33">melee – lunge hit that pushes back foes, use to defend others</text:p>
        </text:list-item>
        <text:list-item>
          <text:p text:style-name="P33">hale-maker – hit group of close enemies for high dmg. Taunt.</text:p>
        </text:list-item>
        <text:list-item>
          <text:p text:style-name="P33">melee – absorb shield – absorb 4 shield. Don't use on enemies with more than 4.</text:p>
        </text:list-item>
      </text:list>
      <text:p text:style-name="P1"/>
      <text:list xml:id="list861331987" text:continue-numbering="true" text:style-name="L30">
        <text:list-item>
          <text:p text:style-name="P33">strengthen / reinforce <text:s/>shield?</text:p>
        </text:list-item>
        <text:list-item>
          <text:p text:style-name="P33">Trap in time – stun enemy for a period - </text:p>
        </text:list-item>
        <text:list-item>
          <text:p text:style-name="P33">Speed up time – take your next turn now – 1 cost</text:p>
        </text:list-item>
        <text:list-item>
          <text:p text:style-name="P33">turn back time – 5 turn cool down - <text:s/>redo a turn for all sides (auto fires on death)</text:p>
        </text:list-item>
      </text:list>
      <text:p text:style-name="P1"/>
      <text:p text:style-name="P1"/>
      <text:p text:style-name="P1">Range more one to one</text:p>
      <text:p text:style-name="P1">Melee more AOE</text:p>
      <text:p text:style-name="P1"/>
      <text:p text:style-name="P1">Abilities</text:p>
      <text:list xml:id="list2518127004333882906" text:style-name="L31">
        <text:list-item>
          <text:p text:style-name="P34">natural regen – regen 1 health / turn</text:p>
        </text:list-item>
        <text:list-item>
          <text:p text:style-name="P34">fast refexes - <text:s/>Can save half unused points to be use in the next turn.</text:p>
        </text:list-item>
      </text:list>
      <text:p text:style-name="P1"/>
      <text:p text:style-name="P1"/>
      <text:p text:style-name="P2"/>
      <text:p text:style-name="P1"/>
      <text:p text:style-name="P1">Name Ideas</text:p>
      <text:p text:style-name="P1"/>
      <text:p text:style-name="P1">- I don't believe in paradox</text:p>
      <text:p text:style-name="P1"/>
      <text:p text:style-name="P1">Needed ui screens</text:p>
      <text:p text:style-name="P1"/>
      <text:p text:style-name="P1">Login – (microsoft handle?)</text:p>
      <text:p text:style-name="P1">character select ( 3 slots ) (is this really needed for simple game )<text:line-break/>character creator </text:p>
      <text:p text:style-name="P1">level select – map not just a list</text:p>
      <text:list xml:id="list5291770109542748913" text:style-name="L3">
        <text:list-item>
          <text:list>
            <text:list-item>
              <text:p text:style-name="P6">show relationships</text:p>
            </text:list-item>
            <text:list-item>
              <text:p text:style-name="P6">center piece of game</text:p>
            </text:list-item>
          </text:list>
        </text:list-item>
      </text:list>
      <text:p text:style-name="P1">load save</text:p>
      <text:p text:style-name="P1"/>
      <text:p text:style-name="P1">Gameplay</text:p>
      <text:list xml:id="list7181467762616512021" text:style-name="L4">
        <text:list-item>
          <text:p text:style-name="P7">dead screen</text:p>
        </text:list-item>
        <text:list-item>
          <text:p text:style-name="P7">inventory</text:p>
        </text:list-item>
        <text:list-item>
          <text:p text:style-name="P7">dialog pieces</text:p>
        </text:list-item>
      </text:list>
      <text:p text:style-name="P1"><text:tab/>text display during dialog</text:p>
      <text:p text:style-name="P1"><text:tab/>portraits</text:p>
      <text:p text:style-name="P1"><text:tab/>choice</text:p>
      <text:p text:style-name="P1"><text:tab/>popup textdisplay</text:p>
      <text:list xml:id="list910985184" text:continue-numbering="true" text:style-name="L4">
        <text:list-item>
          <text:p text:style-name="P7">main ui</text:p>
        </text:list-item>
        <text:list-item>
          <text:p text:style-name="P7">combat ui – weapons / powers</text:p>
          <text:p text:style-name="P7">powers buttons, shield and hp </text:p>
        </text:list-item>
        <text:list-item>
          <text:p text:style-name="P7">action select (use, talk, look, inventory (or have this across bottom)</text:p>
        </text:list-item>
        <text:list-item>
          <text:p text:style-name="P7">start combat button</text:p>
        </text:list-item>
      </text:list>
      <text:p text:style-name="P1"/>
      <text:p text:style-name="P1">Small simple website </text:p>
      <text:list xml:id="list8775387325960669554" text:style-name="L5">
        <text:list-item>
          <text:p text:style-name="P8">short about game</text:p>
        </text:list-item>
        <text:list-item>
          <text:p text:style-name="P8">youtube demo</text:p>
        </text:list-item>
        <text:list-item>
          <text:p text:style-name="P8">screenshots</text:p>
        </text:list-item>
        <text:list-item>
          <text:p text:style-name="P8">short bio of me</text:p>
          <text:p text:style-name="P8"/>
        </text:list-item>
      </text:list>
      <text:p text:style-name="P2">Locations</text:p>
      <text:p text:style-name="P1"/>
      <text:list xml:id="list7301277582084219496" text:style-name="L6">
        <text:list-item>
          <text:p text:style-name="P9">desert island base</text:p>
        </text:list-item>
        <text:list-item>
          <text:p text:style-name="P9">city scape</text:p>
          <text:list>
            <text:list-item>
              <text:p text:style-name="P9">sneak into office</text:p>
            </text:list-item>
            <text:list-item>
              <text:p text:style-name="P9">cross the street</text:p>
            </text:list-item>
          </text:list>
        </text:list-item>
      </text:list>
      <text:list xml:id="list5792499882110288574" text:style-name="L7">
        <text:list-item>
          <text:p text:style-name="P10">future nightlcub</text:p>
        </text:list-item>
        <text:list-item>
          <text:p text:style-name="P10">haunted tower</text:p>
        </text:list-item>
        <text:list-item>
          <text:p text:style-name="P10">torn up office</text:p>
        </text:list-item>
        <text:list-item>
          <text:p text:style-name="P10">mansion</text:p>
        </text:list-item>
        <text:list-item>
          <text:p text:style-name="P10">farm</text:p>
        </text:list-item>
        <text:list-item>
          <text:p text:style-name="P10"/>
        </text:list-item>
      </text:list>
      <text:p text:style-name="P2">Story Ideas</text:p>
      <text:p text:style-name="P1"/>
      <text:p text:style-name="P1"/>
      <text:p text:style-name="P1">The Farm</text:p>
      <text:list xml:id="list3622907874953227173" text:style-name="L8">
        <text:list-item>
          <text:p text:style-name="P11">escort guy through farm with hidden enemies</text:p>
        </text:list-item>
        <text:list-item>
          <text:p text:style-name="P11">(edge of tomorrow)</text:p>
        </text:list-item>
        <text:list-item>
          <text:p text:style-name="P11">protect who you can. Choices mean others may die.</text:p>
        </text:list-item>
      </text:list>
      <text:p text:style-name="P1"/>
      <text:p text:style-name="P1">The party</text:p>
      <text:list xml:id="list1200039365951893575" text:style-name="L9">
        <text:list-item>
          <text:p text:style-name="P12">protect someone behind the scenes</text:p>
        </text:list-item>
        <text:list-item>
          <text:p text:style-name="P12">stay hidden, use diguises</text:p>
        </text:list-item>
        <text:list-item>
          <text:p text:style-name="P12">(if caught may have to fight if haven't found certain item)</text:p>
        </text:list-item>
      </text:list>
      <text:p text:style-name="P1"/>
      <text:p text:style-name="P1">The sleeping giant</text:p>
      <text:list xml:id="list4372135074500053820" text:style-name="L10">
        <text:list-item>
          <text:p text:style-name="P13">big monster that will wake up in a certain number of turns</text:p>
        </text:list-item>
        <text:list-item>
          <text:p text:style-name="P13">or is actively doing something that you need to have stopped</text:p>
        </text:list-item>
        <text:list-item>
          <text:p text:style-name="P13">need to do things to help defeat it</text:p>
        </text:list-item>
        <text:list-item>
          <text:p text:style-name="P13">can wake up early</text:p>
        </text:list-item>
      </text:list>
      <text:p text:style-name="P1"/>
      <text:list xml:id="list8834881968982676537" text:style-name="L11">
        <text:list-item>
          <text:p text:style-name="P14">hellboy 1 birth. Large summoning object. Have to stop it around edges before engaging middle ( to lessen number of others deaths)</text:p>
        </text:list-item>
        <text:list-item>
          <text:p text:style-name="P14">this creates a new hero</text:p>
        </text:list-item>
      </text:list>
      <text:p text:style-name="P1"/>
      <text:p text:style-name="P1">The Oracle Vision</text:p>
      <text:list xml:id="list4848168254027353400" text:style-name="L12">
        <text:list-item>
          <text:p text:style-name="P15">vision about the world burning</text:p>
        </text:list-item>
        <text:list-item>
          <text:p text:style-name="P15">fighting flammable enemies</text:p>
        </text:list-item>
        <text:list-item>
          <text:p text:style-name="P15">help from fire using hero</text:p>
        </text:list-item>
        <text:list-item>
          <text:p text:style-name="P15">make choice. Is the fire worth the risk.</text:p>
        </text:list-item>
      </text:list>
      <text:p text:style-name="P1"/>
      <text:p text:style-name="P1">Science experiment gone amuck</text:p>
      <text:list xml:id="list7502219688529846413" text:style-name="L21">
        <text:list-item>
          <text:p text:style-name="P24">must stop creatures</text:p>
        </text:list-item>
        <text:list-item>
          <text:p text:style-name="P24">must help creatures escape</text:p>
        </text:list-item>
        <text:list-item>
          <text:p text:style-name="P24"/>
        </text:list-item>
      </text:list>
      <text:p text:style-name="P1"/>
      <text:p text:style-name="P1">Must help the hero</text:p>
      <text:p text:style-name="P1">- </text:p>
      <text:p text:style-name="P1"/>
      <text:p text:style-name="P1">You're being hunted by other time travelling creatures</text:p>
      <text:p text:style-name="P1">- time to set trap and gain help</text:p>
      <text:p text:style-name="P1"/>
      <text:p text:style-name="P1">Gangs control city</text:p>
      <text:list xml:id="list4878849183834802180" text:style-name="L22">
        <text:list-item>
          <text:p text:style-name="P25">monster like creature control city</text:p>
        </text:list-item>
        <text:list-item>
          <text:p text:style-name="P25">must help hero rid of the monsters</text:p>
        </text:list-item>
      </text:list>
      <text:p text:style-name="P1"/>
      <text:p text:style-name="P1">2 Gangs control a city - </text:p>
      <text:list xml:id="list4319282579291139558" text:style-name="L23">
        <text:list-item>
          <text:list>
            <text:list-item>
              <text:p text:style-name="P26">kill one side</text:p>
            </text:list-item>
            <text:list-item>
              <text:p text:style-name="P26">kill both sides</text:p>
            </text:list-item>
            <text:list-item>
              <text:p text:style-name="P26">kill hero – super high chaos – full chaos - not an easy fight for intro character</text:p>
            </text:list-item>
            <text:list-item>
              <text:p text:style-name="P26">solve a couple of their problems and give credit to hero</text:p>
            </text:list-item>
          </text:list>
        </text:list-item>
      </text:list>
      <text:p text:style-name="P1"/>
      <text:p text:style-name="P1"><text:soft-page-break/></text:p>
      <text:p text:style-name="P1">1 Gang controls a town</text:p>
      <text:list xml:id="list8762495854857692812" text:style-name="L25">
        <text:list-item>
          <text:p text:style-name="P28">multiple heroes can help</text:p>
        </text:list-item>
        <text:list-item>
          <text:p text:style-name="P28">most don't like each other</text:p>
        </text:list-item>
        <text:list-item>
          <text:p text:style-name="P28">choose 1 or send both (both may wipe each other out)</text:p>
        </text:list-item>
      </text:list>
      <text:p text:style-name="P1"/>
      <text:p text:style-name="P1">A stranger came to town</text:p>
      <text:list xml:id="list8552635813691010959" text:style-name="L24">
        <text:list-item>
          <text:p text:style-name="P27">motivate a hero to leave town</text:p>
        </text:list-item>
        <text:list-item>
          <text:p text:style-name="P27">wipe out town</text:p>
        </text:list-item>
        <text:list-item>
          <text:p text:style-name="P27">convince a nearby group of baddies to wipe out town</text:p>
        </text:list-item>
        <text:list-item>
          <text:p text:style-name="P27">give him special weapon</text:p>
        </text:list-item>
      </text:list>
      <text:p text:style-name="P1"/>
      <text:p text:style-name="P1"/>
      <text:p text:style-name="P1">We need a hobbit burgler</text:p>
      <text:list xml:id="list3009616568744419851" text:style-name="L26">
        <text:list-item>
          <text:p text:style-name="P29">Multiple small sections with time jumps between.</text:p>
        </text:list-item>
        <text:list-item>
          <text:p text:style-name="P29">Each section affects the next, but each have less Major choices.</text:p>
        </text:list-item>
        <text:list-item>
          <text:p text:style-name="P29">Convince character to join quest (multiple small puzzles)</text:p>
        </text:list-item>
        <text:list-item>
          <text:p text:style-name="P29">Start character on quests</text:p>
        </text:list-item>
        <text:list-item>
          <text:p text:style-name="P29">Meet up later in quest to help them out of a bind</text:p>
        </text:list-item>
      </text:list>
      <text:p text:style-name="P1"/>
      <text:p text:style-name="P1">Help a hero</text:p>
      <text:list xml:id="list2475263586720953394" text:style-name="L27">
        <text:list-item>
          <text:p text:style-name="P30">who happens to be a dog</text:p>
        </text:list-item>
      </text:list>
      <text:p text:style-name="P1"/>
      <text:p text:style-name="P1">Shapeshifting / illusion abilities</text:p>
      <text:list xml:id="list3790404517041046593" text:style-name="L28">
        <text:list-item>
          <text:p text:style-name="P31">to help give advice or weapon</text:p>
        </text:list-item>
        <text:list-item>
          <text:p text:style-name="P31">to pretend to be hero</text:p>
        </text:list-item>
      </text:list>
      <text:p text:style-name="P1"/>
      <text:p text:style-name="P1">One of your heroes went rogue </text:p>
      <text:list xml:id="list5343488191611088578" text:style-name="L29">
        <text:list-item>
          <text:list>
            <text:list-item>
              <text:p text:style-name="P32">you have to stop them</text:p>
            </text:list-item>
            <text:list-item>
              <text:p text:style-name="P32">you have to get another hero to stop them</text:p>
            </text:list-item>
          </text:list>
        </text:list-item>
      </text:list>
      <text:p text:style-name="P1"/>
      <text:p text:style-name="P1">Hostage situation</text:p>
      <text:list xml:id="list8610248681880350956" text:style-name="L32">
        <text:list-item>
          <text:p text:style-name="P35">move between groups</text:p>
        </text:list-item>
      </text:list>
      <text:p text:style-name="P1"/>
      <text:p text:style-name="P1">One of your heroes has gone rogue</text:p>
      <text:list xml:id="list7115032208507806126" text:style-name="L34">
        <text:list-item>
          <text:p text:style-name="P37">need to get another hero to help</text:p>
        </text:list-item>
      </text:list>
      <text:p text:style-name="P1"/>
      <text:p text:style-name="P1"/>
      <text:p text:style-name="P1"/>
      <text:p text:style-name="P1"/>
      <text:p text:style-name="P1"/>
      <text:p text:style-name="P1">Risks -</text:p>
      <text:list xml:id="list978384012775733555" text:style-name="L33">
        <text:list-item>
          <text:p text:style-name="P36">other time travellers</text:p>
        </text:list-item>
        <text:list-item>
          <text:p text:style-name="P36">'time creatures'</text:p>
        </text:list-item>
        <text:list-item>
          <text:p text:style-name="P36">anti-heroes</text:p>
        </text:list-item>
        <text:list-item>
          <text:p text:style-name="P36">old heroes</text:p>
        </text:list-item>
        <text:list-item>
          <text:p text:style-name="P36"/>
        </text:list-item>
      </text:list>
      <text:p text:style-name="P1"/>
      <text:p text:style-name="P1"/>
      <text:p text:style-name="P2">Scenarios – these are things that can happen during the game ideas</text:p>
      <text:p text:style-name="P1"/>
      <text:list xml:id="list8791982710869242314" text:style-name="L13">
        <text:list-item>
          <text:p text:style-name="P16">fetch item and use item on thing</text:p>
        </text:list-item>
        <text:list-item>
          <text:p text:style-name="P16">combine item and use item on thing</text:p>
        </text:list-item>
        <text:list-item>
          <text:p text:style-name="P16">dialog</text:p>
        </text:list-item>
        <text:list-item>
          <text:p text:style-name="P16">need item for dialog</text:p>
        </text:list-item>
        <text:list-item>
          <text:p text:style-name="P16">combat</text:p>
        </text:list-item>
      </text:list>
      <text:p text:style-name="P1"/>
      <text:list xml:id="list6343219163812212319" text:style-name="L14">
        <text:list-item>
          <text:p text:style-name="P17">fight enemies. But don't defeat for a couple turns and they give up</text:p>
        </text:list-item>
        <text:list-item>
          <text:p text:style-name="P17">don't over kill enemies (reduce to 1 hp)</text:p>
        </text:list-item>
        <text:list-item>
          <text:p text:style-name="P17"/>
        </text:list-item>
      </text:list>
      <text:p text:style-name="P2">Database</text:p>
      <text:p text:style-name="P1">login – handled by microsoft?</text:p>
      <text:p text:style-name="P1"/>
      <text:p text:style-name="P1">Character</text:p>
      <text:list xml:id="list4518349797717698530" text:style-name="L15">
        <text:list-item>
          <text:p text:style-name="P18">name</text:p>
        </text:list-item>
        <text:list-item>
          <text:p text:style-name="P18">states?</text:p>
        </text:list-item>
        <text:list-item>
          <text:p text:style-name="P18">Saved json</text:p>
        </text:list-item>
      </text:list>
      <text:p text:style-name="P1"/>
      <text:p text:style-name="P1">Saved Level</text:p>
      <text:list xml:id="list2585933927827833372" text:style-name="L16">
        <text:list-item>
          <text:p text:style-name="P19">id</text:p>
        </text:list-item>
        <text:list-item>
          <text:p text:style-name="P19">char key</text:p>
        </text:list-item>
        <text:list-item>
          <text:p text:style-name="P19">json of saved game</text:p>
        </text:list-item>
      </text:list>
      <text:p text:style-name="P1"/>
      <text:p text:style-name="P1"/>
      <text:p text:style-name="P1">Mapdata</text:p>
      <text:list xml:id="list5748362601587735426" text:style-name="L17">
        <text:list-item>
          <text:p text:style-name="P20">or just have the filesystem do this as a json file</text:p>
        </text:list-item>
        <text:list-item>
          <text:p text:style-name="P20">map json</text:p>
        </text:list-item>
        <text:list-item>
          <text:p text:style-name="P20">map images to be loaded</text:p>
        </text:list-item>
        <text:list-item>
          <text:p text:style-name="P20">map loading screen?</text:p>
        </text:list-item>
      </text:list>
      <text:p text:style-name="P1">Items</text:p>
      <text:p text:style-name="P1"/>
      <text:list xml:id="list3556910148227792261" text:style-name="L18">
        <text:list-item>
          <text:p text:style-name="P21">id</text:p>
        </text:list-item>
        <text:list-item>
          <text:p text:style-name="P21">picture?</text:p>
        </text:list-item>
        <text:list-item>
          <text:p text:style-name="P21">Sprite sheet</text:p>
        </text:list-item>
      </text:list>
      <text:p text:style-name="P1"/>
      <text:p text:style-name="P1">char </text:p>
      <text:list xml:id="list9028855286195248641" text:style-name="L19">
        <text:list-item>
          <text:p text:style-name="P22">sprite sheet</text:p>
        </text:list-item>
        <text:list-item>
          <text:p text:style-name="P22"/>
        </text:list-item>
      </text:list>
      <text:p text:style-name="P2">Script – Chaos meter?</text:p>
      <text:p text:style-name="P1"/>
      <text:list xml:id="list4737160227937309376" text:style-name="L20">
        <text:list-item>
          <text:p text:style-name="P23">Main map -</text:p>
        </text:list-item>
        <text:list-item>
          <text:p text:style-name="P23">chaos level or each area</text:p>
        </text:list-item>
        <text:list-item>
          <text:p text:style-name="P23">some events only happen at higher chaos</text:p>
        </text:list-item>
        <text:list-item>
          <text:p text:style-name="P23">fighting or killing raises chaos</text:p>
        </text:list-item>
        <text:list-item>
          <text:p text:style-name="P23">inspiring heroes lowers it</text:p>
        </text:list-item>
      </text:list>
      <text:p text:style-name="P1"/>
      <text:p text:style-name="P1"/>
      <text:p text:style-name="P1"/>
      <text:p text:style-name="P1"/>
      <text:p text:style-name="P1">Black screenshots</text:p>
      <text:p text:style-name="P1"/>
      <text:p text:style-name="P1">Text: </text:p>
      <text:p text:style-name="P1">I'm stuck in a loop. Well not really a loop, but I'm stuck. My charges are stuck as well. They just don't realize it.</text:p>
      <text:p text:style-name="P1">It's my own doing really. I tried to help too many.</text:p>
      <text:p text:style-name="P1"/>
      <text:p text:style-name="P1">Screen fades in:</text:p>
      <text:p text:style-name="P1"/>
      <text:p text:style-name="P3"/>
      <text:p text:style-name="P1"/>
      <text:p text:style-name="P1">Small house.</text:p>
      <text:p text:style-name="P1"/>
      <text:p text:style-name="P1">Text: Look for clues. </text:p>
      <text:p text:style-name="P1"/>
      <text:p text:style-name="P1">Touchable: phone, note, door, key</text:p>
      <text:p text:style-name="P1"/>
      <text:p text:style-name="P1">Touch phone: Dialog: Show tutorial. (show tutorial screens)</text:p>
      <text:p text:style-name="P1">(phone portrait)</text:p>
      <text:p text:style-name="P1">- talking to self. Can ask what is my purpose. Oh you forgot again. I need help remembering this part.</text:p>
      <text:p text:style-name="P1"/>
      <text:p text:style-name="P1">Touch Note: Possibilities: List of names.</text:p>
      <text:p text:style-name="P1"/>
      <text:p text:style-name="P1">Touch door: Locked.</text:p>
      <text:p text:style-name="P1"><text:tab/>Use key. Opens and leaves.</text:p>
      <text:p text:style-name="P1"><text:tab/>User power. Smashes down door. + 1 chaos</text:p>
      <text:p text:style-name="P1"><text:tab/></text:p>
      <text:p text:style-name="P3"/>
      <text:p text:style-name="P1"/>
      <text:p text:style-name="P1">Combat intro </text:p>
      <text:list xml:id="list1764896239951583158" text:style-name="L40">
        <text:list-item>
          <text:p text:style-name="P43">bugs or birds or something small (not rats?)</text:p>
        </text:list-item>
        <text:list-item>
          <text:p text:style-name="P43">on path to main part of town</text:p>
        </text:list-item>
        <text:list-item>
          <text:p text:style-name="P43">can just be run by</text:p>
        </text:list-item>
      </text:list>
      <text:p text:style-name="P1"/>
      <text:p text:style-name="P1"/>
      <text:p text:style-name="P3"/>
      <text:p text:style-name="P1"/>
      <text:p text:style-name="P1">Gas station in middle of ash fields (don't call it this but it's a good start)</text:p>
      <text:p text:style-name="P1"/>
      <text:p text:style-name="P1"/>
      <text:list xml:id="list61128480" text:continue-numbering="true" text:style-name="L40">
        <text:list-header>
          <text:p text:style-name="P43"><text:soft-page-break/></text:p>
        </text:list-header>
      </text:list>
      <text:p text:style-name="P1"/>
      <text:p text:style-name="P3"/>
      <text:p text:style-name="P1"/>
      <text:p text:style-name="P1">Come across some brigands (mob). Learning on a guy to kill a creature for them.</text:p>
      <text:list xml:id="list243584593650173086" text:style-name="L39">
        <text:list-item>
          <text:p text:style-name="P42">do nothing - guy sent to kill creature but dies – +chaos</text:p>
        </text:list-item>
        <text:list-item>
          <text:p text:style-name="P42">talk them out of it – want nearby creature dead, guy helps, town fears you</text:p>
        </text:list-item>
        <text:list-item>
          <text:p text:style-name="P42">kill them – won't be there to help in boss fight later - +1 chaos, mob want revenge (more enemies at 2 points)</text:p>
        </text:list-item>
      </text:list>
      <text:p text:style-name="P1"/>
      <text:p text:style-name="P1"/>
      <text:p text:style-name="P1">Hero - </text:p>
      <text:p text:style-name="P1">- </text:p>
      <text:p text:style-name="P1">- </text:p>
      <text:p text:style-name="P1"/>
      <text:p text:style-name="P1"/>
      <text:p text:style-name="P1"/>
      <text:p text:style-name="P1"/>
      <text:p text:style-name="P3"/>
      <text:p text:style-name="P1">Main Area - </text:p>
      <text:p text:style-name="P1"/>
      <text:p text:style-name="P1">2 possible heroes. Dead heroes are the same as </text:p>
      <text:p text:style-name="P1"/>
      <text:p text:style-name="P1">End scenario (option given or indicate on star map):</text:p>
      <text:list xml:id="list6931387397309876120" text:style-name="L38">
        <text:list-item>
          <text:p text:style-name="P41">all heroes dead or satisfied</text:p>
        </text:list-item>
        <text:list-item>
          <text:p text:style-name="P41">major quests done</text:p>
        </text:list-item>
        <text:list-item>
          <text:p text:style-name="P41"/>
          <text:p text:style-name="P41"/>
        </text:list-item>
      </text:list>
      <text:p text:style-name="P1"/>
      <text:p text:style-name="P1"/>
      <text:p text:style-name="P1">Help Fred clear the nest </text:p>
      <text:list xml:id="list2430633740411886707" text:style-name="L35">
        <text:list-item>
          <text:list>
            <text:list-item>
              <text:p text:style-name="P38">a nest of baddies (in self contained section)</text:p>
            </text:list-item>
            <text:list-item>
              <text:p text:style-name="P38">can fight with fred</text:p>
            </text:list-item>
            <text:list-item>
              <text:p text:style-name="P38">or use power against a portion to cause cave in – fred won't help with gang</text:p>
            </text:list-item>
            <text:list-item>
              <text:p text:style-name="P38">Fred lives – gives something to help with another quest, will help against gang</text:p>
            </text:list-item>
            <text:list-item>
              <text:p text:style-name="P38">Fred dies – Svet+</text:p>
            </text:list-item>
          </text:list>
        </text:list-item>
      </text:list>
      <text:p text:style-name="P1"/>
      <text:p text:style-name="P1">Svet – female, own small shop – need at least 2 things to happen for her to go on quest</text:p>
      <text:list xml:id="list4946433082671141611" text:style-name="L36">
        <text:list-item>
          <text:list>
            <text:list-item>
              <text:p text:style-name="P39">wants fred to leave her alone - </text:p>
            </text:list-item>
            <text:list-item>
              <text:p text:style-name="P39">needs supplies from gang - </text:p>
            </text:list-item>
            <text:list-item>
              <text:p text:style-name="P39">needs a good weapon - </text:p>
            </text:list-item>
            <text:list-item>
              <text:p text:style-name="P39">convince caravan to take her on - </text:p>
            </text:list-item>
          </text:list>
        </text:list-item>
      </text:list>
      <text:p text:style-name="P1"><text:tab/>if complete enough quests will be talked into going on quest. </text:p>
      <text:p text:style-name="P1"><text:tab/>Gives player: </text:p>
      <text:p text:style-name="P1"/>
      <text:p text:style-name="P1"/>
      <text:p text:style-name="P1">Barn – male Gun man - <text:s/>having trouble with local gang</text:p>
      <text:list xml:id="list5145076093306493362" text:style-name="L37">
        <text:list-item>
          <text:list>
            <text:list-item>
              <text:p text:style-name="P40">can buy them off - + to reasoning</text:p>
            </text:list-item>
            <text:list-item>
              <text:p text:style-name="P40">kill off gang with Barn's help <text:s/>+ to strength</text:p>
            </text:list-item>
            <text:list-item>
              <text:p text:style-name="P40">win duel against</text:p>
            </text:list-item>
            <text:list-item>
              <text:p text:style-name="P40"><text:soft-page-break/>convinced to give up adventuring for farming: Gives weapon</text:p>
            </text:list-item>
          </text:list>
        </text:list-item>
      </text:list>
      <text:p text:style-name="P1"><text:tab/>if complete enough quests will be talked into going on quest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Gough</meta:initial-creator>
    <meta:creation-date>2015-09-22T18:20:35</meta:creation-date>
    <meta:generator>OpenOffice/4.0.1$Unix OpenOffice.org_project/401m5$Build-9714</meta:generator>
    <dc:date>2015-09-29T19:16:44</dc:date>
    <dc:creator>Bryan Gough</dc:creator>
    <meta:editing-duration>P1DT2H31M</meta:editing-duration>
    <meta:editing-cycles>156</meta:editing-cycles>
    <meta:document-statistic meta:table-count="0" meta:image-count="0" meta:object-count="0" meta:page-count="10" meta:paragraph-count="220" meta:word-count="1412" meta:character-count="6857"/>
  </office:meta>
</office:document-meta>
</file>